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Ubuntu Mono" fo:font-size="12pt" officeooo:rsid="000e5ec9" officeooo:paragraph-rsid="000e5ec9" style:font-size-asian="12pt" style:font-size-complex="12pt"/>
    </style:style>
    <style:style style:name="P2" style:family="paragraph" style:parent-style-name="Standard" style:list-style-name="L1">
      <style:paragraph-properties fo:line-height="115%"/>
      <style:text-properties style:font-name="Ubuntu Mono" fo:font-size="12pt" officeooo:rsid="00105e84" officeooo:paragraph-rsid="00105e84" style:font-size-asian="12pt" style:font-size-complex="12pt"/>
    </style:style>
    <style:style style:name="T1" style:family="text">
      <style:text-properties fo:font-size="11pt" style:font-size-asian="9.60000038146973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03209958" text:style-name="L1">
        <text:list-item>
          <text:p text:style-name="P1">Crie um script que imprima Olá mundo.</text:p>
        </text:list-item>
        <text:list-item>
          <text:p text:style-name="P1">Crie um script que leia o nome que o usuário digitar e imprima a seguinte mensagem, Olá nome, seja bem vindo!</text:p>
        </text:list-item>
        <text:list-item>
          <text:p text:style-name="P2">Crie um script que leia dois números digitados pelo usuário e exiba a soma del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4T20:03:07.191833625</dc:date>
    <meta:editing-duration>PT53M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3" meta:word-count="46" meta:character-count="233" meta:non-whitespace-character-count="193"/>
  </office:meta>
</office:document-meta>
</file>